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75in" style:rel-column-width="7097*"/>
    </style:style>
    <style:style style:name="Table1.B" style:family="table-column">
      <style:table-column-properties style:column-width="1.125in" style:rel-column-width="10646*"/>
    </style:style>
    <style:style style:name="Table1.C" style:family="table-column">
      <style:table-column-properties style:column-width="5.05in" style:rel-column-width="47792*"/>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fr" fo:country="FR" style:text-underline-style="solid" style:text-underline-width="auto" style:text-underline-color="font-color" officeooo:rsid="0005c27a" officeooo:paragraph-rsid="0005c27a"/>
    </style:style>
    <style:style style:name="P2" style:family="paragraph" style:parent-style-name="Standard">
      <style:paragraph-properties fo:text-align="start" style:justify-single-word="false"/>
      <style:text-properties fo:language="fr" fo:country="FR" style:text-underline-style="solid" style:text-underline-width="auto" style:text-underline-color="font-color" officeooo:rsid="0005c536" officeooo:paragraph-rsid="0005c536"/>
    </style:style>
    <style:style style:name="P3" style:family="paragraph" style:parent-style-name="Standard">
      <style:paragraph-properties fo:text-align="start" style:justify-single-word="false"/>
      <style:text-properties fo:language="fr" fo:country="FR" style:text-underline-style="solid" style:text-underline-width="auto" style:text-underline-color="font-color" officeooo:rsid="000b15bb" officeooo:paragraph-rsid="000b15bb"/>
    </style:style>
    <style:style style:name="P4" style:family="paragraph" style:parent-style-name="Standard">
      <style:paragraph-properties fo:text-align="start" style:justify-single-word="false"/>
      <style:text-properties fo:language="fr" fo:country="FR" style:text-underline-style="solid" style:text-underline-width="auto" style:text-underline-color="font-color" officeooo:rsid="000f1531" officeooo:paragraph-rsid="000f1531"/>
    </style:style>
    <style:style style:name="P5" style:family="paragraph" style:parent-style-name="Standard">
      <style:paragraph-properties fo:text-align="start" style:justify-single-word="false"/>
      <style:text-properties fo:language="fr" fo:country="FR" style:text-underline-style="solid" style:text-underline-width="auto" style:text-underline-color="font-color" officeooo:rsid="0040ab03" officeooo:paragraph-rsid="0040ab03"/>
    </style:style>
    <style:style style:name="P6" style:family="paragraph" style:parent-style-name="Standard">
      <style:paragraph-properties fo:text-align="start" style:justify-single-word="false"/>
      <style:text-properties fo:language="fr" fo:country="FR" style:text-underline-style="solid" style:text-underline-width="auto" style:text-underline-color="font-color" officeooo:rsid="004281f7" officeooo:paragraph-rsid="004281f7"/>
    </style:style>
    <style:style style:name="P7" style:family="paragraph" style:parent-style-name="Standard">
      <style:paragraph-properties fo:text-align="start" style:justify-single-word="false"/>
      <style:text-properties fo:language="fr" fo:country="FR" style:text-underline-style="solid" style:text-underline-width="auto" style:text-underline-color="font-color" officeooo:rsid="0046c873" officeooo:paragraph-rsid="0046c873"/>
    </style:style>
    <style:style style:name="P8" style:family="paragraph" style:parent-style-name="Table_20_Contents">
      <style:paragraph-properties fo:text-align="start" style:justify-single-word="false"/>
      <style:text-properties officeooo:rsid="002789a6" officeooo:paragraph-rsid="002789a6"/>
    </style:style>
    <style:style style:name="P9" style:family="paragraph" style:parent-style-name="Table_20_Contents">
      <style:paragraph-properties fo:text-align="center" style:justify-single-word="false"/>
      <style:text-properties fo:font-weight="bold" officeooo:rsid="002789a6" officeooo:paragraph-rsid="002789a6" style:font-weight-asian="bold" style:font-weight-complex="bold"/>
    </style:style>
    <style:style style:name="P10" style:family="paragraph" style:parent-style-name="Table_20_Contents">
      <style:paragraph-properties fo:text-align="center" style:justify-single-word="false"/>
      <style:text-properties fo:font-weight="bold" officeooo:rsid="0028c802" officeooo:paragraph-rsid="0028c802" style:font-weight-asian="bold" style:font-weight-complex="bold"/>
    </style:style>
    <style:style style:name="P11" style:family="paragraph" style:parent-style-name="Table_20_Contents">
      <style:paragraph-properties fo:text-align="start" style:justify-single-word="false"/>
      <style:text-properties officeooo:rsid="0029fb12" officeooo:paragraph-rsid="0029fb12"/>
    </style:style>
    <style:style style:name="P12" style:family="paragraph" style:parent-style-name="Table_20_Contents">
      <style:paragraph-properties fo:text-align="start" style:justify-single-word="false"/>
      <style:text-properties officeooo:rsid="002ae02d" officeooo:paragraph-rsid="002ae02d"/>
    </style:style>
    <style:style style:name="P13" style:family="paragraph" style:parent-style-name="Table_20_Contents">
      <style:paragraph-properties fo:text-align="start" style:justify-single-word="false"/>
      <style:text-properties officeooo:rsid="002d0921" officeooo:paragraph-rsid="002d0921"/>
    </style:style>
    <style:style style:name="P14" style:family="paragraph" style:parent-style-name="Table_20_Contents">
      <style:paragraph-properties fo:text-align="start" style:justify-single-word="false"/>
      <style:text-properties officeooo:rsid="002d7b63" officeooo:paragraph-rsid="002d7b63"/>
    </style:style>
    <style:style style:name="P15" style:family="paragraph" style:parent-style-name="Table_20_Contents">
      <style:paragraph-properties fo:text-align="start" style:justify-single-word="false"/>
      <style:text-properties officeooo:rsid="0031accf" officeooo:paragraph-rsid="0031accf"/>
    </style:style>
    <style:style style:name="P16" style:family="paragraph" style:parent-style-name="Table_20_Contents">
      <style:paragraph-properties fo:text-align="start" style:justify-single-word="false"/>
      <style:text-properties officeooo:rsid="00354455" officeooo:paragraph-rsid="00354455"/>
    </style:style>
    <style:style style:name="P17" style:family="paragraph" style:parent-style-name="Table_20_Contents">
      <style:paragraph-properties fo:text-align="start" style:justify-single-word="false"/>
      <style:text-properties officeooo:rsid="00370cfe" officeooo:paragraph-rsid="00370cfe"/>
    </style:style>
    <style:style style:name="P18" style:family="paragraph" style:parent-style-name="Table_20_Contents">
      <style:paragraph-properties fo:text-align="start" style:justify-single-word="false"/>
      <style:text-properties officeooo:rsid="00398465" officeooo:paragraph-rsid="00398465"/>
    </style:style>
    <style:style style:name="P19" style:family="paragraph" style:parent-style-name="Table_20_Contents">
      <style:paragraph-properties fo:text-align="start" style:justify-single-word="false"/>
      <style:text-properties officeooo:rsid="003dfb10" officeooo:paragraph-rsid="003dfb10"/>
    </style:style>
    <style:style style:name="P20" style:family="paragraph" style:parent-style-name="Preformatted_20_Text">
      <loext:graphic-properties draw:fill="solid" draw:fill-color="#f8f9fa" draw:opacity="100%"/>
      <style:paragraph-properties fo:margin-top="0in" fo:margin-bottom="0.1965in" loext:contextual-spacing="false" fo:line-height="130%" fo:orphans="2" fo:widows="2" fo:background-color="#f8f9fa" fo:padding="0.0193in" fo:border="0.06pt solid #eaecf0"/>
      <style:text-properties fo:font-variant="normal" fo:text-transform="none" fo:color="#000000" style:font-name="monospace" fo:font-size="8.39999961853027pt" fo:letter-spacing="normal" fo:font-style="normal" fo:font-weight="normal"/>
    </style:style>
    <style:style style:name="P21" style:family="paragraph" style:parent-style-name="Preformatted_20_Text">
      <loext:graphic-properties draw:fill="solid" draw:fill-color="#f8f9fa" draw:opacity="100%"/>
      <style:paragraph-properties fo:line-height="130%" fo:orphans="2" fo:widows="2" fo:background-color="#f8f9fa" fo:padding="0.0193in" fo:border="0.06pt solid #eaecf0"/>
      <style:text-properties fo:font-variant="normal" fo:text-transform="none" fo:color="#000000" style:font-name="monospace" fo:font-size="8.39999961853027pt" fo:letter-spacing="normal" fo:font-style="normal" fo:font-weight="normal"/>
    </style:style>
    <style:style style:name="P22" style:family="paragraph" style:parent-style-name="Preformatted_20_Text">
      <style:paragraph-properties fo:text-align="start" style:justify-single-word="false"/>
      <style:text-properties fo:font-variant="normal" fo:text-transform="none" fo:color="#000000" style:font-name="monospace" fo:font-size="8.39999961853027pt" fo:letter-spacing="normal" fo:language="fr" fo:country="FR" fo:font-style="normal" style:text-underline-style="none" fo:font-weight="normal" officeooo:rsid="004a6a1f" officeooo:paragraph-rsid="004a6a1f"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language="fr" fo:country="FR" style:text-underline-style="none" officeooo:rsid="0005c27a" officeooo:paragraph-rsid="0005c27a"/>
    </style:style>
    <style:style style:name="P24" style:family="paragraph" style:parent-style-name="Standard">
      <style:paragraph-properties fo:text-align="start" style:justify-single-word="false"/>
      <style:text-properties fo:language="fr" fo:country="FR" fo:font-style="normal" style:text-underline-style="none" officeooo:rsid="000a63ee" officeooo:paragraph-rsid="0005c536" style:font-style-asian="normal" style:font-style-complex="normal"/>
    </style:style>
    <style:style style:name="P25" style:family="paragraph" style:parent-style-name="Standard">
      <style:paragraph-properties fo:text-align="start" style:justify-single-word="false"/>
      <style:text-properties fo:language="fr" fo:country="FR" fo:font-style="normal" style:text-underline-style="none" officeooo:rsid="000d3bf9" officeooo:paragraph-rsid="000b15bb" style:font-style-asian="normal" style:font-style-complex="normal"/>
    </style:style>
    <style:style style:name="P26" style:family="paragraph" style:parent-style-name="Standard">
      <style:paragraph-properties fo:text-align="start" style:justify-single-word="false"/>
      <style:text-properties fo:language="fr" fo:country="FR" fo:font-style="normal" style:text-underline-style="none" fo:font-weight="normal" officeooo:rsid="0011dac7" officeooo:paragraph-rsid="000f1531"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language="fr" fo:country="FR" fo:font-style="normal" style:text-underline-style="none" fo:font-weight="normal" officeooo:rsid="0024d638" officeooo:paragraph-rsid="0024d638"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language="fr" fo:country="FR" fo:font-style="normal" style:text-underline-style="none" fo:font-weight="normal" officeooo:rsid="0040ab03" officeooo:paragraph-rsid="0040ab03"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language="fr" fo:country="FR" fo:font-style="normal" style:text-underline-style="none" fo:font-weight="normal" officeooo:rsid="0042ac03" officeooo:paragraph-rsid="004281f7"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language="fr" fo:country="FR" fo:font-style="normal" style:text-underline-style="none" fo:font-weight="normal" officeooo:rsid="0046c873" officeooo:paragraph-rsid="0046c873"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language="fr" fo:country="FR" fo:font-style="normal" style:text-underline-style="none" fo:font-weight="normal" officeooo:rsid="004a6a1f" officeooo:paragraph-rsid="004a6a1f" style:font-style-asian="normal" style:font-weight-asian="normal" style:font-style-complex="normal" style:font-weight-complex="normal"/>
    </style:style>
    <style:style style:name="P32" style:family="paragraph" style:parent-style-name="Standard" style:list-style-name="L1">
      <style:paragraph-properties fo:text-align="start" style:justify-single-word="false"/>
      <style:text-properties fo:language="fr" fo:country="FR" style:text-underline-style="solid" style:text-underline-width="auto" style:text-underline-color="font-color" officeooo:rsid="0012a5c3" officeooo:paragraph-rsid="0012a5c3"/>
    </style:style>
    <style:style style:name="P33" style:family="paragraph" style:parent-style-name="Standard" style:list-style-name="L1">
      <style:paragraph-properties fo:text-align="start" style:justify-single-word="false"/>
      <style:text-properties fo:language="fr" fo:country="FR" style:text-underline-style="solid" style:text-underline-width="auto" style:text-underline-color="font-color" officeooo:rsid="001c9b4b" officeooo:paragraph-rsid="001c9b4b"/>
    </style:style>
    <style:style style:name="P34" style:family="paragraph" style:parent-style-name="Standard" style:list-style-name="L1">
      <style:paragraph-properties fo:text-align="start" style:justify-single-word="false"/>
      <style:text-properties fo:language="fr" fo:country="FR" style:text-underline-style="solid" style:text-underline-width="auto" style:text-underline-color="font-color" officeooo:rsid="001fbf92" officeooo:paragraph-rsid="001fbf92"/>
    </style:style>
    <style:style style:name="P35" style:family="paragraph" style:parent-style-name="Standard" style:list-style-name="L1">
      <style:paragraph-properties fo:text-align="start" style:justify-single-word="false"/>
      <style:text-properties fo:language="fr" fo:country="FR" style:text-underline-style="solid" style:text-underline-width="auto" style:text-underline-color="font-color" officeooo:rsid="001604ba" officeooo:paragraph-rsid="001604ba"/>
    </style:style>
    <style:style style:name="P36" style:family="paragraph" style:parent-style-name="Standard" style:list-style-name="L1">
      <style:paragraph-properties fo:text-align="start" style:justify-single-word="false"/>
      <style:text-properties fo:language="fr" fo:country="FR" style:text-underline-style="solid" style:text-underline-width="auto" style:text-underline-color="font-color" officeooo:rsid="0024d638" officeooo:paragraph-rsid="0024d638"/>
    </style:style>
    <style:style style:name="T1" style:family="text">
      <style:text-properties style:text-underline-style="none"/>
    </style:style>
    <style:style style:name="T2" style:family="text">
      <style:text-properties style:text-underline-style="none" officeooo:rsid="0005e576"/>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italic" style:text-underline-style="none" officeooo:rsid="000a63ee" style:font-style-asian="italic" style:font-style-complex="italic"/>
    </style:style>
    <style:style style:name="T6" style:family="text">
      <style:text-properties fo:font-style="italic" style:text-underline-style="none" officeooo:rsid="000b65f0"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0d3bf9" style:font-style-asian="normal" style:font-style-complex="normal"/>
    </style:style>
    <style:style style:name="T9" style:family="text">
      <style:text-properties fo:font-style="normal" officeooo:rsid="003505b6" style:font-style-asian="normal" style:font-style-complex="normal"/>
    </style:style>
    <style:style style:name="T10" style:family="text">
      <style:text-properties fo:font-style="normal" style:text-underline-style="none" style:font-style-asian="normal" style:font-style-complex="normal"/>
    </style:style>
    <style:style style:name="T11" style:family="text">
      <style:text-properties fo:font-style="normal" style:text-underline-style="none" officeooo:rsid="0005e576" style:font-style-asian="normal" style:font-style-complex="normal"/>
    </style:style>
    <style:style style:name="T12" style:family="text">
      <style:text-properties fo:font-style="normal" style:text-underline-style="none" officeooo:rsid="0005efea" style:font-style-asian="normal" style:font-style-complex="normal"/>
    </style:style>
    <style:style style:name="T13" style:family="text">
      <style:text-properties fo:font-style="normal" style:text-underline-style="none" officeooo:rsid="000a63ee" style:font-style-asian="normal" style:font-style-complex="normal"/>
    </style:style>
    <style:style style:name="T14" style:family="text">
      <style:text-properties fo:font-style="normal" style:text-underline-style="none" officeooo:rsid="000b65f0" style:font-style-asian="normal" style:font-style-complex="normal"/>
    </style:style>
    <style:style style:name="T15" style:family="text">
      <style:text-properties fo:font-style="normal" style:text-underline-style="none" officeooo:rsid="000c1b64" style:font-style-asian="normal" style:font-style-complex="normal"/>
    </style:style>
    <style:style style:name="T16" style:family="text">
      <style:text-properties fo:font-style="normal" style:text-underline-style="none" officeooo:rsid="000d3bf9" style:font-style-asian="normal" style:font-style-complex="normal"/>
    </style:style>
    <style:style style:name="T17" style:family="text">
      <style:text-properties fo:font-style="normal" style:text-underline-style="none" fo:font-weight="bold" style:font-style-asian="normal" style:font-weight-asian="bold" style:font-style-complex="normal" style:font-weight-complex="bold"/>
    </style:style>
    <style:style style:name="T18" style:family="text">
      <style:text-properties fo:font-style="normal" style:text-underline-style="none" fo:font-weight="bold" officeooo:rsid="0005efea" style:font-style-asian="normal" style:font-weight-asian="bold" style:font-style-complex="normal" style:font-weight-complex="bold"/>
    </style:style>
    <style:style style:name="T19" style:family="text">
      <style:text-properties fo:font-style="normal" style:text-underline-style="none" fo:font-weight="bold" officeooo:rsid="0042ac03" style:font-style-asian="normal" style:font-weight-asian="bold" style:font-style-complex="normal" style:font-weight-complex="bold"/>
    </style:style>
    <style:style style:name="T20" style:family="text">
      <style:text-properties fo:font-style="normal" style:text-underline-style="none" fo:font-weight="bold" officeooo:rsid="00434c39" style:font-style-asian="normal" style:font-weight-asian="bold" style:font-style-complex="normal" style:font-weight-complex="bold"/>
    </style:style>
    <style:style style:name="T21" style:family="text">
      <style:text-properties fo:font-style="normal" style:text-underline-style="none" fo:font-weight="normal" style:font-style-asian="normal" style:font-weight-asian="normal" style:font-style-complex="normal" style:font-weight-complex="normal"/>
    </style:style>
    <style:style style:name="T22" style:family="text">
      <style:text-properties fo:font-style="normal" style:text-underline-style="none" fo:font-weight="normal" officeooo:rsid="00107db2" style:font-style-asian="normal" style:font-weight-asian="normal" style:font-style-complex="normal" style:font-weight-complex="normal"/>
    </style:style>
    <style:style style:name="T23" style:family="text">
      <style:text-properties fo:font-style="normal" style:text-underline-style="none" fo:font-weight="normal" officeooo:rsid="0011dac7" style:font-style-asian="normal" style:font-weight-asian="normal" style:font-style-complex="normal" style:font-weight-complex="normal"/>
    </style:style>
    <style:style style:name="T24" style:family="text">
      <style:text-properties fo:font-style="normal" style:text-underline-style="none" fo:font-weight="normal" officeooo:rsid="0013b3bd" style:font-style-asian="normal" style:font-weight-asian="normal" style:font-style-complex="normal" style:font-weight-complex="normal"/>
    </style:style>
    <style:style style:name="T25" style:family="text">
      <style:text-properties fo:font-style="normal" style:text-underline-style="none" fo:font-weight="normal" officeooo:rsid="001443aa" style:font-style-asian="normal" style:font-weight-asian="normal" style:font-style-complex="normal" style:font-weight-complex="normal"/>
    </style:style>
    <style:style style:name="T26" style:family="text">
      <style:text-properties fo:font-style="normal" style:text-underline-style="none" fo:font-weight="normal" officeooo:rsid="0014aa1a" style:font-style-asian="normal" style:font-weight-asian="normal" style:font-style-complex="normal" style:font-weight-complex="normal"/>
    </style:style>
    <style:style style:name="T27" style:family="text">
      <style:text-properties fo:font-style="normal" style:text-underline-style="none" fo:font-weight="normal" officeooo:rsid="001bb5c8" style:font-style-asian="normal" style:font-weight-asian="normal" style:font-style-complex="normal" style:font-weight-complex="normal"/>
    </style:style>
    <style:style style:name="T28" style:family="text">
      <style:text-properties fo:font-style="normal" style:text-underline-style="none" fo:font-weight="normal" officeooo:rsid="001e2179" style:font-style-asian="normal" style:font-weight-asian="normal" style:font-style-complex="normal" style:font-weight-complex="normal"/>
    </style:style>
    <style:style style:name="T29" style:family="text">
      <style:text-properties fo:font-style="normal" style:text-underline-style="none" fo:font-weight="normal" officeooo:rsid="0042ac03" style:font-style-asian="normal" style:font-weight-asian="normal" style:font-style-complex="normal" style:font-weight-complex="normal"/>
    </style:style>
    <style:style style:name="T30" style:family="text">
      <style:text-properties fo:font-style="normal" style:text-underline-style="none" fo:font-weight="normal" officeooo:rsid="004e1b94" style:font-style-asian="normal" style:font-weight-asian="normal" style:font-style-complex="normal" style:font-weight-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4281f7" style:font-style-asian="normal" style:font-weight-asian="normal" style:font-style-complex="normal" style:font-weight-complex="normal"/>
    </style:style>
    <style:style style:name="T33" style:family="text">
      <style:text-properties fo:font-style="normal" fo:font-weight="normal" officeooo:rsid="0042ac03" style:font-style-asian="normal" style:font-weight-asian="normal" style:font-style-complex="normal" style:font-weight-complex="normal"/>
    </style:style>
    <style:style style:name="T34" style:family="text">
      <style:text-properties fo:font-weight="bold" officeooo:rsid="002b5395" style:font-weight-asian="bold" style:font-weight-complex="bold"/>
    </style:style>
    <style:style style:name="T35" style:family="text">
      <style:text-properties fo:font-weight="normal" officeooo:rsid="002b5395" style:font-weight-asian="normal" style:font-weight-complex="normal"/>
    </style:style>
    <style:style style:name="T36" style:family="text">
      <style:text-properties officeooo:rsid="002b5395"/>
    </style:style>
    <style:style style:name="T37" style:family="text">
      <style:text-properties officeooo:rsid="0037a4e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D format</text:p>
      <text:p text:style-name="P23"/>
      <text:p text:style-name="P23">https://fr.wikipedia.org/wiki/BED_(format_de_fichier)</text:p>
      <text:p text:style-name="P23"/>
      <text:p text:style-name="P2"><text:span text:style-name="T2">Wikipedia : </text:span><text:span text:style-name="T1">Le format BED (</text:span><text:span text:style-name="T4">Browser Extensible Data</text:span><text:span text:style-name="T10">) est un format de fichier texte utilisé </text:span><text:span text:style-name="T11">pour stocker les régions génomiques sous forme de coordonnées, ainsi que les annotations associées. Les données </text:span><text:span text:style-name="T12">se présentent sous forme de colonnes </text:span><text:span text:style-name="T18">séparées par des espaces ou des tabulations</text:span><text:span text:style-name="T12">. Format développé au cours du Projet Génome Humain</text:span><text:span text:style-name="T13">, puis adopté par d'autres projets de séquençage. C'est un standard </text:span><text:span text:style-name="T5">de facto</text:span><text:span text:style-name="T13"> en bioinformatique, qui n'a pas pour autant de spécifications officielles.</text:span></text:p>
      <text:p text:style-name="P24"/>
      <text:p text:style-name="P3"><text:span text:style-name="T13">L</text:span><text:span text:style-name="T10">'un des avantages de ce format réside dans la manipulation de coordonnées plutôt que de séquences nucléotidiques, ce qui permet une optimisation de la puissance et du temps de calcul lors de comparaisons de parties de génomes. </text:span><text:span text:style-name="T14">De plus, sa simplicité rend la manipulation et la lecture (ou </text:span><text:span text:style-name="T6">parsing</text:span><text:span text:style-name="T15"> - analyse syntaxique, </text:span><text:span text:style-name="T14"><text:s/></text:span><text:span text:style-name="T15">l'analyse de la structure d'un texte, construite selon un ensemble de règles de syntaxe)</text:span><text:span text:style-name="T16"> des coordonnées ou des annotations aisée, par l'utilisation d'outils de traitement de texte, des langages de script comme Python, ou des outils plus spécialisés tels que BEDTools.</text:span></text:p>
      <text:p text:style-name="P25"/>
      <text:p text:style-name="P4"><text:span text:style-name="T8">D</text:span><text:span text:style-name="T7">escription</text:span><text:span text:style-name="T10"> Bien que le format BED ne possède aucune spécification officielle, la description fournie par l'</text:span><text:span text:style-name="T17">Explorateur de Génomes de l'UCSC</text:span><text:span text:style-name="T21"> </text:span><text:span text:style-name="T22">(UCSC Genome Browser) </text:span><text:span text:style-name="T21">est largement utilisée</text:span><text:span text:style-name="T23">.</text:span></text:p>
      <text:p text:style-name="P26"/>
      <text:p text:style-name="P26"/>
      <text:list xml:id="list2979658344" text:style-name="L1">
        <text:list-item>
          <text:p text:style-name="P32"><text:span text:style-name="T23">U</text:span><text:span text:style-name="T21">n fichier BED est constitué d'un minimum de 3 colonnes. On peut y adjoindre 9 colonnes facultatives, pour un total de 12 colonnes.</text:span></text:p>
        </text:list-item>
        <text:list-item>
          <text:p text:style-name="P33"><text:span text:style-name="T21">Les colonnes sont séparées par des espaces (peu recommandé) ou des tabulations</text:span><text:span text:style-name="T28"> (préconisé, pour des raisons de compatibilité entre les programmes)</text:span></text:p>
        </text:list-item>
        <text:list-item>
          <text:p text:style-name="P34"><text:span text:style-name="T28">C</text:span><text:span text:style-name="T21">haque ligne d'un fichier doit posséder exactement le même nombre de colonnes</text:span></text:p>
        </text:list-item>
        <text:list-item>
          <text:p text:style-name="P32"><text:span text:style-name="T21">Les 3 premières colonnes contiennent respectivement : les noms de chromosomes ou de </text:span><text:span text:style-name="T17">scaffolds</text:span><text:span text:style-name="T21"> (</text:span><text:span text:style-name="T24">nom génériques des grosses structures dont les chromosomes sont un exemple)</text:span><text:span text:style-name="T25">, </text:span><text:span text:style-name="T26">les coordonnées de départ et de fin des séquences considérées</text:span></text:p>
        </text:list-item>
        <text:list-item>
          <text:p text:style-name="P35"><text:span text:style-name="T26">L</text:span><text:span text:style-name="T21">es 9 colonnes suivantes contiennent des annotations </text:span><text:span text:style-name="T27">relatives à ces séquences</text:span></text:p>
        </text:list-item>
        <text:list-item>
          <text:p text:style-name="P36"><text:span text:style-name="T27">L</text:span><text:span text:style-name="T21">'ordre des colonnes, supplémentaires y compris, doit être respecté : pa</text:span><text:span text:style-name="T30">s de</text:span><text:span text:style-name="T21"> 8ème colonne facultative, sans avoir aussi intégré les 7 premières</text:span></text:p>
        </text:list-item>
      </text:list>
      <text:p text:style-name="P27"/>
      <table:table table:name="Table1" table:style-name="Table1">
        <table:table-column table:style-name="Table1.A"/>
        <table:table-column table:style-name="Table1.B"/>
        <table:table-column table:style-name="Table1.C"/>
        <table:table-row>
          <table:table-cell table:style-name="Table1.A1" office:value-type="string">
            <text:p text:style-name="P9">Numéro de colonne</text:p>
          </table:table-cell>
          <table:table-cell table:style-name="Table1.A1" office:value-type="string">
            <text:p text:style-name="P9">Titre</text:p>
          </table:table-cell>
          <table:table-cell table:style-name="Table1.C1" office:value-type="string">
            <text:p text:style-name="P9">Définition</text:p>
          </table:table-cell>
        </table:table-row>
        <table:table-row>
          <table:table-cell table:style-name="Table1.A2" office:value-type="string">
            <text:p text:style-name="P8">1</text:p>
          </table:table-cell>
          <table:table-cell table:style-name="Table1.A2" office:value-type="string">
            <text:p text:style-name="P10">chrom</text:p>
          </table:table-cell>
          <table:table-cell table:style-name="Table1.C2" office:value-type="string">
            <text:p text:style-name="P11">Nom des <text:span text:style-name="T37">chromosomes</text:span></text:p>
          </table:table-cell>
        </table:table-row>
        <table:table-row>
          <table:table-cell table:style-name="Table1.A2" office:value-type="string">
            <text:p text:style-name="P8">2</text:p>
          </table:table-cell>
          <table:table-cell table:style-name="Table1.A2" office:value-type="string">
            <text:p text:style-name="P10">chromStart</text:p>
          </table:table-cell>
          <table:table-cell table:style-name="Table1.C2" office:value-type="string">
            <text:p text:style-name="P12">Coordonnée de départ (à gauche) sur le chromosome de la séquence considérée<text:span text:style-name="T36">. La première base est numérotée à 0</text:span></text:p>
          </table:table-cell>
        </table:table-row>
        <table:table-row>
          <table:table-cell table:style-name="Table1.A2" office:value-type="string">
            <text:p text:style-name="P8">3</text:p>
          </table:table-cell>
          <table:table-cell table:style-name="Table1.A2" office:value-type="string">
            <text:p text:style-name="P10">chromEnd</text:p>
          </table:table-cell>
          <table:table-cell table:style-name="Table1.C2" office:value-type="string">
            <text:p text:style-name="P12">Coordonnée de fin de la séquence<text:span text:style-name="T36"> (position de la première base </text:span><text:span text:style-name="T34">qui n'appartient plus</text:span><text:span text:style-name="T35"> à la séquence)</text:span></text:p>
          </table:table-cell>
        </table:table-row>
        <table:table-row>
          <table:table-cell table:style-name="Table1.A2" office:value-type="string">
            <text:p text:style-name="P8">4</text:p>
          </table:table-cell>
          <table:table-cell table:style-name="Table1.A2" office:value-type="string">
            <text:p text:style-name="P10">name</text:p>
          </table:table-cell>
          <table:table-cell table:style-name="Table1.C2" office:value-type="string">
            <text:p text:style-name="P13">Nom de la ligne du fichier BED</text:p>
          </table:table-cell>
        </table:table-row>
        <table:table-row>
          <table:table-cell table:style-name="Table1.A2" office:value-type="string">
            <text:p text:style-name="P8">5</text:p>
          </table:table-cell>
          <table:table-cell table:style-name="Table1.A2" office:value-type="string">
            <text:p text:style-name="P10">score</text:p>
          </table:table-cell>
          <table:table-cell table:style-name="Table1.C2" office:value-type="string">
            <text:p text:style-name="P14">Score compris entre 0 et 1000</text:p>
          </table:table-cell>
        </table:table-row>
        <table:table-row>
          <table:table-cell table:style-name="Table1.A2" office:value-type="string">
            <text:p text:style-name="P8">6</text:p>
          </table:table-cell>
          <table:table-cell table:style-name="Table1.A2" office:value-type="string">
            <text:p text:style-name="P10">strand</text:p>
          </table:table-cell>
          <table:table-cell table:style-name="Table1.C2" office:value-type="string">
            <text:p text:style-name="P14">Orientation du brin d'ADN (position "+" ou négatif "-")</text:p>
          </table:table-cell>
        </table:table-row>
        <table:table-row>
          <table:table-cell table:style-name="Table1.A2" office:value-type="string">
            <text:p text:style-name="P8">7</text:p>
          </table:table-cell>
          <table:table-cell table:style-name="Table1.A2" office:value-type="string">
            <text:p text:style-name="P10">thickStart</text:p>
          </table:table-cell>
          <table:table-cell table:style-name="Table1.C2" office:value-type="string">
            <text:p text:style-name="P15">Coordonnée de départ à partir de laquelle l'annotation est affichée de <text:soft-page-break/>façon plus épaisse sur une représentation graphique (par exemple coordonnée du codon <text:span text:style-name="T3">start</text:span><text:span text:style-name="T7"> </text:span><text:span text:style-name="T9">d'un gène </text:span><text:span text:style-name="T7">- AUG, ou GUG, UUG)</text:span></text:p>
          </table:table-cell>
        </table:table-row>
        <table:table-row>
          <table:table-cell table:style-name="Table1.A2" office:value-type="string">
            <text:p text:style-name="P8">8</text:p>
          </table:table-cell>
          <table:table-cell table:style-name="Table1.A2" office:value-type="string">
            <text:p text:style-name="P10">thickEnd</text:p>
          </table:table-cell>
          <table:table-cell table:style-name="Table1.C2" office:value-type="string">
            <text:p text:style-name="P16">Coordonnée de fin à partir de laquelle l'annotation n'est plus affichée de façon plus épaisse sur une représentation graphique (ex: codon STOP)</text:p>
          </table:table-cell>
        </table:table-row>
        <table:table-row>
          <table:table-cell table:style-name="Table1.A2" office:value-type="string">
            <text:p text:style-name="P8">9</text:p>
          </table:table-cell>
          <table:table-cell table:style-name="Table1.A2" office:value-type="string">
            <text:p text:style-name="P10">itemRgb</text:p>
          </table:table-cell>
          <table:table-cell table:style-name="Table1.C2" office:value-type="string">
            <text:p text:style-name="P17">Valeurs RGB (ex 255,0,0) déterminant la couleur d'affichage de l'annotation contenue dans le fichier BED</text:p>
          </table:table-cell>
        </table:table-row>
        <table:table-row>
          <table:table-cell table:style-name="Table1.A2" office:value-type="string">
            <text:p text:style-name="P8">10</text:p>
          </table:table-cell>
          <table:table-cell table:style-name="Table1.A2" office:value-type="string">
            <text:p text:style-name="P10">blockCount</text:p>
          </table:table-cell>
          <table:table-cell table:style-name="Table1.C2" office:value-type="string">
            <text:p text:style-name="P18">Nombre de blocs (ex: exons) sur la ligne du fichier BED</text:p>
          </table:table-cell>
        </table:table-row>
        <table:table-row>
          <table:table-cell table:style-name="Table1.A2" office:value-type="string">
            <text:p text:style-name="P8">11</text:p>
          </table:table-cell>
          <table:table-cell table:style-name="Table1.A2" office:value-type="string">
            <text:p text:style-name="P10">blockSizes</text:p>
          </table:table-cell>
          <table:table-cell table:style-name="Table1.C2" office:value-type="string">
            <text:p text:style-name="P18">Liste de valeurs, séparées par des virgules, correspondant à la taille des blocs</text:p>
          </table:table-cell>
        </table:table-row>
        <table:table-row>
          <table:table-cell table:style-name="Table1.A2" office:value-type="string">
            <text:p text:style-name="P8">12</text:p>
          </table:table-cell>
          <table:table-cell table:style-name="Table1.A2" office:value-type="string">
            <text:p text:style-name="P10">blockStarts</text:p>
          </table:table-cell>
          <table:table-cell table:style-name="Table1.C2" office:value-type="string">
            <text:p text:style-name="P19">Liste de valeurs correspondant aux coordonnées de départ des blocs, relativement à celles présentes dans 2. chromStart</text:p>
            <text:p text:style-name="P19">AINSI avec 2., 10., 11., et 12., on peut par exemple repérer exactement les positions sur le chromosome de tous les exons dans la séquence considérée sur cette ligne du fichier BED</text:p>
          </table:table-cell>
        </table:table-row>
      </table:table>
      <text:p text:style-name="P27"/>
      <text:p text:style-name="P5"><text:span text:style-name="T31">Entête (facultati</text:span><text:span text:style-name="T32">f</text:span><text:span text:style-name="T31">)</text:span></text:p>
      <text:p text:style-name="P28"/>
      <text:p text:style-name="P6"><text:span text:style-name="T21">Un fichier BED peut aussi contenir un entête. </text:span><text:span text:style-name="T29">Il n'existe aucune descripion officielle du format des entêtes. Peut contenir une ou plusieurs lignes, et être signifié par des mots ou symboles différents. Par exemple : </text:span><text:span text:style-name="T19">browser</text:span><text:span text:style-name="T29"> pour spécifier certaines options de l'explorateur de génomes, </text:span><text:span text:style-name="T19">track</text:span><text:span text:style-name="T29"> pour spécifier des options d'affichage, </text:span><text:span text:style-name="T19">#</text:span><text:span text:style-name="T20"> </text:span><text:span text:style-name="T29">pour ajouter des commentaires, par exemple les noms des colonnes</text:span></text:p>
      <text:p text:style-name="P29"/>
      <text:p text:style-name="P7"><text:span text:style-name="T33">C</text:span><text:span text:style-name="T31">oordonnées</text:span></text:p>
      <text:p text:style-name="P30"/>
      <text:p text:style-name="P30">Contrairement aux systèmes de coordonnées employées par d'autres standards comme GFF? ici, la base de coordonnée standard 1 sur le génome sera représentée par un 0 dans la colonne 2 chromStart, et un 1 dans la colonne 3 chromEnd (première base qui n'est pas dans la séquence).</text:p>
      <text:p text:style-name="P30"/>
      <text:p text:style-name="P30"/>
      <text:p text:style-name="P31">Exemple type à 9 colonnes :</text:p>
      <text:p text:style-name="P31"/>
      <text:p text:style-name="P22">browser position chr7:127471196-127495720</text:p>
      <text:p text:style-name="P21">browser hide all</text:p>
      <text:p text:style-name="P21">track name="ItemRGBDemo" description="Item RGB demonstration" visibility=2 itemRgb="On"</text:p>
      <text:p text:style-name="P21">chr7 <text:s text:c="3"/>127471196 <text:s text:c="3"/>127472363 <text:s text:c="3"/>Pos1 <text:s text:c="3"/>0 <text:s text:c="3"/>+ <text:s text:c="3"/>127471196 <text:s text:c="3"/>127472363 <text:s text:c="3"/>255,0,0</text:p>
      <text:p text:style-name="P21">chr7 <text:s text:c="3"/>127472363 <text:s text:c="3"/>127473530 <text:s text:c="3"/>Pos2 <text:s text:c="3"/>0 <text:s text:c="3"/>+ <text:s text:c="3"/>127472363 <text:s text:c="3"/>127473530 <text:s text:c="3"/>255,0,0</text:p>
      <text:p text:style-name="P21">chr7 <text:s text:c="3"/>127473530 <text:s text:c="3"/>127474697 <text:s text:c="3"/>Pos3 <text:s text:c="3"/>0 <text:s text:c="3"/>+ <text:s text:c="3"/>127473530 <text:s text:c="3"/>127474697 <text:s text:c="3"/>255,0,0</text:p>
      <text:p text:style-name="P21">chr7 <text:s text:c="3"/>127474697 <text:s text:c="3"/>127475864 <text:s text:c="3"/>Pos4 <text:s text:c="3"/>0 <text:s text:c="3"/>+ <text:s text:c="3"/>127474697 <text:s text:c="3"/>127475864 <text:s text:c="3"/>255,0,0</text:p>
      <text:p text:style-name="P21">chr7 <text:s text:c="3"/>127475864 <text:s text:c="3"/>127477031 <text:s text:c="3"/>Neg1 <text:s text:c="3"/>0 <text:s text:c="3"/>- <text:s text:c="3"/>127475864 <text:s text:c="3"/>127477031 <text:s text:c="3"/>0,0,255</text:p>
      <text:p text:style-name="P21">chr7 <text:s text:c="3"/>127477031 <text:s text:c="3"/>127478198 <text:s text:c="3"/>Neg2 <text:s text:c="3"/>0 <text:s text:c="3"/>- <text:s text:c="3"/>127477031 <text:s text:c="3"/>127478198 <text:s text:c="3"/>0,0,255</text:p>
      <text:p text:style-name="P21">chr7 <text:s text:c="3"/>127478198 <text:s text:c="3"/>127479365 <text:s text:c="3"/>Neg3 <text:s text:c="3"/>0 <text:s text:c="3"/>- <text:s text:c="3"/>127478198 <text:s text:c="3"/>127479365 <text:s text:c="3"/>0,0,255</text:p>
      <text:p text:style-name="P21">chr7 <text:s text:c="3"/>127479365 <text:s text:c="3"/>127480532 <text:s text:c="3"/>Pos5 <text:s text:c="3"/>0 <text:s text:c="3"/>+ <text:s text:c="3"/>127479365 <text:s text:c="3"/>127480532 <text:s text:c="3"/>255,0,0</text:p>
      <text:p text:style-name="P20">chr7 <text:s text:c="3"/>127480532 <text:s text:c="3"/>127481699 <text:s text:c="3"/>Neg4 <text:s text:c="3"/>0 <text:s text:c="3"/>- <text:s text:c="3"/>127480532 <text:s text:c="3"/>127481699 <text:s text:c="3"/>0,0,255</text:p>
      <text:p text:style-name="P3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7T12:22:22.349684021</meta:creation-date>
    <dc:date>2020-12-10T16:10:33.308785370</dc:date>
    <meta:editing-duration>PT44M54S</meta:editing-duration>
    <meta:editing-cycles>48</meta:editing-cycles>
    <meta:generator>LibreOffice/6.4.6.2$Linux_X86_64 LibreOffice_project/40$Build-2</meta:generator>
    <meta:document-statistic meta:table-count="1" meta:image-count="0" meta:object-count="0" meta:page-count="2" meta:paragraph-count="68" meta:word-count="768" meta:character-count="5133" meta:non-whitespace-character-count="4222"/>
  </office:meta>
</office:document-meta>
</file>